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0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10-0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9-0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0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0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3236" calcext:value-type="float">
            <text:p>19.03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238" calcext:value-type="float">
            <text:p>19.04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94491428572" calcext:value-type="float">
            <text:p>19.06944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43742222222" calcext:value-type="float">
            <text:p>19.02437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0432" calcext:value-type="float">
            <text:p>19.04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79641290323" calcext:value-type="float">
            <text:p>19.0579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73744615385" calcext:value-type="float">
            <text:p>19.02737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1940516129" calcext:value-type="float">
            <text:p>18.9919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77329032258" calcext:value-type="float">
            <text:p>18.977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17528" calcext:value-type="float">
            <text:p>18.9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5553548387" calcext:value-type="float">
            <text:p>18.9705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18772" calcext:value-type="float">
            <text:p>18.981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64836129032" calcext:value-type="float">
            <text:p>18.9864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29136551724" calcext:value-type="float">
            <text:p>19.00291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75651612903" calcext:value-type="float">
            <text:p>18.987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4789677419" calcext:value-type="float">
            <text:p>18.9984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2152" calcext:value-type="float">
            <text:p>19.01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93811612903" calcext:value-type="float">
            <text:p>19.0393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7996" calcext:value-type="float">
            <text:p>19.01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39734193548" calcext:value-type="float">
            <text:p>19.033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1376516129" calcext:value-type="float">
            <text:p>19.051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31064" calcext:value-type="float">
            <text:p>19.06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42162580645" calcext:value-type="float">
            <text:p>19.0842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82752" calcext:value-type="float">
            <text:p>19.11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25388387097" calcext:value-type="float">
            <text:p>19.1825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90897142857" calcext:value-type="float">
            <text:p>19.1690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820516129" calcext:value-type="float">
            <text:p>19.1748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9922580645" calcext:value-type="float">
            <text:p>19.196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31976" calcext:value-type="float">
            <text:p>19.18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93722580645" calcext:value-type="float">
            <text:p>19.1893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07592" calcext:value-type="float">
            <text:p>19.18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06620645161" calcext:value-type="float">
            <text:p>19.1606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6059354839" calcext:value-type="float">
            <text:p>19.178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52576" calcext:value-type="float">
            <text:p>19.15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7829677419" calcext:value-type="float">
            <text:p>19.1447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09624" calcext:value-type="float">
            <text:p>19.1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71716129032" calcext:value-type="float">
            <text:p>19.157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93321428571" calcext:value-type="float">
            <text:p>19.149332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78887741935" calcext:value-type="float">
            <text:p>19.1678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86245714286" calcext:value-type="float">
            <text:p>19.1486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15244444444" calcext:value-type="float">
            <text:p>19.1115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52054285714" calcext:value-type="float">
            <text:p>19.1152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2004" calcext:value-type="float">
            <text:p>19.08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255714286" calcext:value-type="float">
            <text:p>19.080425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95002857143" calcext:value-type="float">
            <text:p>19.07950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00942222222" calcext:value-type="float">
            <text:p>19.07009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50618571429" calcext:value-type="float">
            <text:p>19.055061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355555556" calcext:value-type="float">
            <text:p>19.0621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389888" calcext:value-type="float">
            <text:p>19.06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60773333333" calcext:value-type="float">
            <text:p>19.0760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88053333333" calcext:value-type="float">
            <text:p>19.0588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334103275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92" meta:object-count="0"/>
    <meta:user-defined meta:name="AppVersion">3.0</meta:user-defined>
  </office:meta>
</office:document-meta>
</file>